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2.9861in" fo:margin-left="0in" fo:margin-top="0in" fo:margin-bottom="0in" table:align="left"/>
    </style:style>
    <style:style style:name="Table1.A" style:family="table-column">
      <style:table-column-properties style:column-width="1.4931in"/>
    </style:style>
    <style:style style:name="Table1.B" style:family="table-column">
      <style:table-column-properties style:column-width="1.4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5in" fo:margin-left="0in" fo:margin-top="0in" fo:margin-bottom="0in" table:align="left" style:writing-mode="lr-tb"/>
    </style:style>
    <style:style style:name="Table2.A" style:family="table-column">
      <style:table-column-properties style:column-width="3.125in"/>
    </style:style>
    <style:style style:name="Table2.B" style:family="table-column">
      <style:table-column-properties style:column-width="3.124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margin-top="0.1665in" fo:margin-bottom="0in" loext:contextual-spacing="false" fo:line-height="100%" fo:text-align="justify" style:justify-single-word="false"/>
    </style:style>
    <style:style style:name="P5" style:family="paragraph" style:parent-style-name="Standard" style:master-page-name="Standard">
      <style:paragraph-properties fo:margin-top="0.1665in" fo:margin-bottom="0in" loext:contextual-spacing="false" fo:line-height="100%" fo:text-align="justify" style:justify-single-word="false" style:page-number="1"/>
    </style:style>
    <style:style style:name="P6" style:family="paragraph" style:parent-style-name="Heading_20_1">
      <style:paragraph-properties fo:line-height="100%" fo:text-align="center" style:justify-single-word="false" fo:orphans="0" fo:widows="0"/>
    </style:style>
    <style:style style:name="T1" style:family="text">
      <style:text-properties fo:font-size="15pt" style:font-size-asian="15pt" style:font-size-complex="15pt"/>
    </style:style>
    <style:style style:name="T2" style:family="text">
      <style:text-properties fo:font-style="italic" style:font-style-asian="italic"/>
    </style:style>
    <style:style style:name="T3"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ersonaggi a confronto – Andrea Sperelli e Des Esseintes</text:span></text:p>
      <text:p text:style-name="P4">“Il ritratto di un esteta”, tratto dal <text:span text:style-name="T2">Piacere</text:span> di D’Annunzio, e “Una vita artificiale”, tratto da <text:s text:c="7"/><text:span text:style-name="T2">A ritroso</text:span> di Huysmans, presentano due tipici personaggi decadenti, Andrea Sperelli e Des Esseintes.</text:p>
      <text:p text:style-name="P4">Entrambi sono degli esteti: vivono la loro vita come un’opera d’arte, circondati di oggetti rari e preziosi, e disprezzano la vita della gente comune.</text:p>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6"><text:bookmark text:name="_5ksjs2yv92gx"/>IL CONTENUTO</text:p>
          </table:table-cell>
          <table:table-cell table:style-name="Table2.A1" office:value-type="string">
            <text:p text:style-name="P6"><text:bookmark text:name="_4jf7t6184soc"/>I PERSONAGGI</text:p>
          </table:table-cell>
        </table:table-row>
        <table:table-row table:style-name="Table2.1">
          <table:table-cell table:style-name="Table2.A1" office:value-type="string">
            <text:p text:style-name="P2"><text:span text:style-name="T3">A che cosa deve rinunciare Andrea per realizzare il suo ideale di vita?</text:span></text:p>
            <text:p text:style-name="P2">La formazione di Andrea è divisa tra lo studio e le esperienze della vita reale vissute insieme al padre.</text:p>
            <text:p text:style-name="P2">Queste ultime provocano però un duplice effetto in lui: da una parte accrescono la sua passione per l’arte, dall’altro distruggono la sua forza morale.</text:p>
            <text:p text:style-name="P2">Questo è vissuto dal protagonista in modo sofferto, tanto che “la vita come opera d’arte” sembra essere per lui quasi come una condanna.</text:p>
            <text:p text:style-name="P2"/>
          </table:table-cell>
          <table:table-cell table:style-name="Table2.A1" office:value-type="string">
            <text:p text:style-name="P2"><text:span text:style-name="T3">In Andrea Sperelli c’è un evidente legame tra la continua ricerca del piacere e il traviamento morale; viene detto inoltre, che la sua educazione è il frutto di molteplici esperienze delle “realtà umane”. Ti sembra che si possa dire lo stesso anche di Des Esseintes o ritieni che quest’ultimo presenti caratteristiche diverse?</text:span></text:p>
            <text:p text:style-name="P2">Des Esseintes, al contrario di Andrea Sperelli, è legato alla realtà artificiale, valorizzando la solitudine della vita attraverso il gusto per le invenzioni umane, che secondo lui possono dare le emozioni che solo i ricordi passati sono in grado di fornire.</text:p>
            <text:p text:style-name="P2">Infatti Sperelli al contrario basa i suoi principi estetici sulle esperienze reali e sulla ricerca di qualcosa di vero.</text:p>
          </table:table-cell>
        </table:table-row>
        <table:table-row table:style-name="Table2.1">
          <table:table-cell table:style-name="Table2.A1" office:value-type="string">
            <text:p text:style-name="P3"><text:span text:style-name="T3">Quali sono i principi su cui si basa l’estetismo di Andrea Sperelli? ti sembra che includano anche le regole morali di comportamento o invece siano rivolti esclusivamente alla ricerca del piacere?</text:span></text:p>
            <text:p text:style-name="P3">I principi su cui si basa l’estetismo di Andrea Sperelli sono la libertà, dalla celebre massima “Possedere, non essere posseduto!”. Il piacere sensuale, data la sua attrazione verso le sue passioni e la sua curiosità. La bellezza, costituente di un universo che insieme al piacere costituisce il fondamento della vita morale.</text:p>
            <text:p text:style-name="P3">Il vagheggiamento del passato, sostitutivo del presente, insieme al sogno e all’immaginazione, sostitutivi della realtà.</text:p>
            <text:p text:style-name="P3"/>
            <text:p text:style-name="P3">Secondo il mio punto di vista il principio del piacere non è solamente un valore votato alla ricerca del piacere, ma anche una regola di comportamento morale, in quanto ogni artista e intellettuale deve potersi esprimere attraverso la propria libertà.</text:p>
          </table:table-cell>
          <table:table-cell table:style-name="Table2.A1" office:value-type="string">
            <text:p text:style-name="P3"><text:span text:style-name="T3">Le pagine di D'Annunzio esprimono con compiutezza i principi ideologici del protagonista in base ai quali uniformare la sua vita. Ti pare che, con altrettanta precisione, il brano di Huysmans condensi l’ideologia di Des Esseintes o che la si debba ricavare dallo squarcio di vita di scritto? Perché?</text:span></text:p>
            <text:p text:style-name="P3">Nel brano di Huysmans il lettore viene lasciato a ricercare e capire autonomamente l’ideologia di Des Esseintes, lasciandola trapelare attraverso le descrizioni dello spazio in cui il protagonista vive.</text:p>
            <text:p text:style-name="P3">Dall’altra parte invece D’Annunzio descrive approfonditamente la formazione che Andrea Sperelli riceve dal padre, sottolineandone i concetti e le massime che il padre gli forniva.</text:p>
          </table:table-cell>
        </table:table-row>
        <table:table-row table:style-name="Table2.1">
          <table:table-cell table:style-name="Table2.A1" office:value-type="string">
            <text:p text:style-name="P3"><text:span text:style-name="T3">Per quale motivo Des Esseintes ha scelto di ricreare un ambiente simile a quello di una nave all’interno della sua sala da pranzo?</text:span></text:p>
            <text:p text:style-name="P3">Des Esseintes ha optato per questa scelta stilistica per potersi procurare, “senza muoversi, le sensazioni rapide, quasi istantanee, di un lungo viaggio”, consentendogli di provare il piacere dello spostamento, che però consiste solamente nel ricordo e non nel presente, ovvero nell’attimo in cui si effettua.</text:p>
            <text:p text:style-name="P3">Avendo costruito un ambiente simile poteva “aspirare appieno, comodamente e senza fatica, senza trambusti, l’apparenza transitoria”.</text:p>
          </table:table-cell>
          <table:table-cell table:style-name="Table2.A1" office:value-type="string">
            <text:p text:style-name="P3"><text:span text:style-name="T3">In entrambi i brani proposti il linguaggio è ricco di termini ricercati e preziosi: tuttavia, mentre D'Annunzio è più interessato a delineare il ritratto spirituale di Andrea Sperelli, Huysmans utilizza vocaboli tecnici e specialistici per descrivere, attraverso gli strani oggetti presenti nella casa di Des Esseintes, il gusto per tutto ciò che è originale è frutto della artificio umano. Nella tabella, inserisci vocaboli che caratterizzano il profilo morale di Andrea Sperelli e quelli che sottolineano i gusti eccentrici e raffinati di Des Esseintes</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3">Andrea Sperelli</text:p>
                </table:table-cell>
                <table:table-cell table:style-name="Table1.A1" office:value-type="string">
                  <text:p text:style-name="P3">Des Esseintes</text:p>
                </table:table-cell>
              </table:table-row>
              <table:table-row table:style-name="Table1.1">
                <table:table-cell table:style-name="Table1.A1" office:value-type="string">
                  <text:p text:style-name="P3">Il seme del sofisma</text:p>
                </table:table-cell>
                <table:table-cell table:style-name="Table1.A1" office:value-type="string">
                  <text:p text:style-name="P3">Pavimento di pino americano</text:p>
                </table:table-cell>
              </table:table-row>
              <table:table-row table:style-name="Table1.1">
                <table:table-cell table:style-name="Table1.A1" office:value-type="string">
                  <text:p text:style-name="P3">Possedere, non essere posseduti</text:p>
                </table:table-cell>
                <table:table-cell table:style-name="Table1.A1" office:value-type="string">
                  <text:p text:style-name="P3">Scatole giapponesi</text:p>
                </table:table-cell>
              </table:table-row>
              <table:table-row table:style-name="Table1.1">
                <table:table-cell table:style-name="Table1.A1" office:value-type="string">
                  <text:p text:style-name="P3"/>
                </table:table-cell>
                <table:table-cell table:style-name="Table1.A1" office:value-type="string">
                  <text:p text:style-name="P3">Assisto</text:p>
                </table:table-cell>
              </table:table-row>
              <table:table-row table:style-name="Table1.1">
                <table:table-cell table:style-name="Table1.A1" office:value-type="string">
                  <text:p text:style-name="P3"/>
                </table:table-cell>
                <table:table-cell table:style-name="Table1.A1" office:value-type="string">
                  <text:p text:style-name="P3">Samovar</text:p>
                </table:table-cell>
              </table:table-row>
              <table:table-row table:style-name="Table1.1">
                <table:table-cell table:style-name="Table1.A1" office:value-type="string">
                  <text:p text:style-name="P3"/>
                </table:table-cell>
                <table:table-cell table:style-name="Table1.A1" office:value-type="string">
                  <text:p text:style-name="P3">Sestanti e compassi</text:p>
                </table:table-cell>
              </table:table-row>
            </table:table>
            <text:p text:style-name="P3"/>
            <text:p text:style-name="P3"/>
          </table:table-cell>
        </table:table-row>
        <table:table-row table:style-name="Table2.1">
          <table:table-cell table:style-name="Table2.A1" office:value-type="string">
            <text:p text:style-name="P3"><text:span text:style-name="T3">Nella “cabina” oltre a svariati oggetti di uso marinaro c'è anche un libro: quali sono le sue particolarità?</text:span></text:p>
            <text:p text:style-name="P3">Il libro presente sulla tavola si intitola “ Le avventure di Gordon Pym “, e le sue particolarità sono che le avventure di cui parla il libro sono “stampate appositamente per lui su una carta vergata finissima, scelta foglio per foglio, con un gabbiano in filigrana”. Si trattava quindi di un libro prezioso, data la qualità dei materiali di costruzione.</text:p>
            <text:p text:style-name="P3"/>
          </table:table-cell>
          <table:table-cell table:style-name="Table2.A1" office:value-type="string">
            <text:p text:style-name="P3"><text:span text:style-name="T3">Prova a spiegare, in un testo di una decina di righe circa, analogie differenze tra l'estetismo di D'Annunzio è quello di Huysmans, facendo riferimento ai due protagonisti</text:span></text:p>
          </table:table-cell>
        </table:table-row>
        <table:table-row table:style-name="Table2.1">
          <table:table-cell table:style-name="Table2.A1" office:value-type="string">
            <text:p text:style-name="P3"><text:span text:style-name="T3">Ti sembra che egli preferisca le cose naturali a quelle artificiali? Motiva la tua risposta con riferimenti alla personalità di Des Esseintes e alle sue tendenze estetiche</text:span></text:p>
            <text:p text:style-name="P3">Des Esseintes considera la natura come “una gretteria da bottegaia”, ovvero avida come può essere una bottegaia, che analizzato da un punto di vista più interiore si può considerare che la natura sia spiritualmente “arida” e “angusta”.</text:p>
            <text:p text:style-name="P3">La natura viene quindi sostituita da una realtà artificiale che solo la volontà e l’intelligenza dell’uomo superiore possono produrre.</text:p>
            <text:p text:style-name="P3">Infatti Des Esseintes crede che le bellezze della vita provengano solamente dal ricordo e non dal presente, rendendo quindi tutto artificiale.</text:p>
          </table:table-cell>
          <table:table-cell table:style-name="Table2.A1" office:value-type="string">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 meta:paragraph-count="39" meta:word-count="895" meta:character-count="5768" meta:non-whitespace-character-count="4904"/>
    <meta:generator>LibreOfficeDev/6.0.5.2$Linux_X86_64 LibreOffice_project/</meta:generator>
  </office:meta>
</office:document-meta>
</file>